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0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81d41a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7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2" table:default-cell-style-name="ce11"/>
        <table:table-column table:style-name="co4" table:default-cell-style-name="ce8"/>
        <table:table-column table:style-name="co5" table:default-cell-style-name="ce14"/>
        <table:table-column table:style-name="co6" table:default-cell-style-name="ce8"/>
        <table:table-row table:style-name="ro1">
          <table:table-cell office:value-type="string" calcext:value-type="string">
            <text:p>16.11.21, 18:33</text:p>
          </table:table-cell>
          <table:table-cell/>
          <table:table-cell table:style-name="ce5" office:value-type="string" calcext:value-type="string">
            <text:p>Zustimmend</text:p>
          </table:table-cell>
          <table:table-cell table:style-name="ce10" office:value-type="string" calcext:value-type="string">
            <text:p>Ablehnend</text:p>
          </table:table-cell>
          <table:table-cell table:style-name="ce9" office:value-type="string" calcext:value-type="string">
            <text:p>Bezug Faktencheck</text:p>
          </table:table-cell>
          <table:table-cell table:style-name="ce13" office:value-type="string" calcext:value-type="string">
            <text:p>Neutral / nicht eindeutig zuweisbar</text:p>
          </table:table-cell>
          <table:table-cell table:style-name="ce9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dpa: Fehlinformati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48 Reacts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41 Kommentare 560 Mal geteilt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Reacts innerhalb der Kommentare: 75</text:p>
          </table:table-cell>
          <table:table-cell table:number-columns-repeated="6"/>
        </table:table-row>
        <table:table-row table:style-name="ro1">
          <table:table-cell table:formula="of:=SUM([.A39:.A100000])" office:value-type="float" office:value="75" calcext:value-type="float">
            <text:p>75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Bernhard Adam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. Mai 2020 um 00:55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infach Krank 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stand &amp; Maskenpflicht gilt nicht für Kurz &amp; Co 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oe24.at/oesterreich/politik/Geheim-Die-Notfallplaene-fuer-zweite-Welle/428769392?fbclid=IwAR0OXcZRzhWbD5aaw2187Xr5FEMvCnFDYYE_lqGpi-0j-ALXLrpL-kyTXA</text:p>
          </table:table-cell>
          <table:table-cell/>
          <table:table-cell table:style-name="ce7"/>
          <table:table-cell table:style-name="ce12"/>
          <table:table-cell table:style-name="Default"/>
          <table:table-cell table:style-name="ce15"/>
          <table:table-cell table:style-name="Default"/>
        </table:table-row>
        <table:table-row table:style-name="ro1">
          <table:table-cell table:number-columns-repeated="2"/>
          <table:table-cell table:style-name="ce7"/>
          <table:table-cell table:style-name="ce12"/>
          <table:table-cell table:style-name="Default"/>
          <table:table-cell table:style-name="ce15"/>
          <table:table-cell table:style-name="Default"/>
        </table:table-row>
        <table:table-row table:style-name="ro1">
          <table:table-cell office:value-type="string" calcext:value-type="string">
            <text:p>Fehlinformation Von unabhängigen Faktenprüfern überprüft</text:p>
          </table:table-cell>
          <table:table-cell/>
          <table:table-cell table:style-name="ce7"/>
          <table:table-cell table:style-name="ce12"/>
          <table:table-cell table:style-name="Default"/>
          <table:table-cell table:style-name="ce15"/>
          <table:table-cell table:style-name="Default"/>
        </table:table-row>
        <table:table-row table:style-name="ro1">
          <table:table-cell office:value-type="string" calcext:value-type="string">
            <text:p>Grund ansehen</text:p>
          </table:table-cell>
          <table:table-cell/>
          <table:table-cell table:style-name="ce7"/>
          <table:table-cell table:style-name="ce12"/>
          <table:table-cell table:style-name="Default"/>
          <table:table-cell table:style-name="ce15"/>
          <table:table-cell table:style-name="Default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a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il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60 Mal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onica Schrei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ut Fachärzten kann es zu keiner 2. Welle kommen. Aber Kurz und Co erfinden Covid20,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id21, Covid22,... Es war von Beginn weg weder eine Epidemie noch eine Pandemie. Das Vol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ätte im Dezember 2019 schon die gefakten Bilder von China verfolgen sollen, dann würde jetz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emand mit dem Judenstern Maulkorb rum lauf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.....übrigens ab 15. Mai is für Deutschla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schlossen...Entschließung des Bundesrates zur wirksamen Minderung und Kontrolle v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torradlärm (Top12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 Hieb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ht alle scheiss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scha Ho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i denen ist es anders. Die wissen was wirklich los ist. Das Volk wird verarscht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m.facebook.com/bernhard.adami/posts/301291790539786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18:3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nhard Adami - Einfach Krank !! Abstand &amp; Maskenpflicht gilt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mine Raab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um kotzen is da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mine Raab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bert Andreas Bich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dreckigen Oahschlöcher dem Bürger wird ois Verboten und wegen jedem Scheiß gestraft - ob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 sads jo Imun gegen Corona - Idioten wiah eich gheart die Fortpflanzung Verboten - pock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chane sieben Sochen und ab ins nirvana mit eich gfras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Würleitn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bert Andreas Bich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rbert Gütl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bert Andreas Bichler du bist ned ganz dicht...des san alte Bilder...wahrscheinlich bist 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u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Rudolf Schwar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ber uns Angst und Vorschriften machen !!! Arschlöcher !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a Lebet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s macht man da blos dagegen . was für eine siebschaf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bernhard.adami/posts/301291790539786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18:3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nhard Adami - Einfach Krank !! Abstand &amp; Maskenpflicht gilt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Nol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möchte niemanden helfen aber wo steht von wann diese Bilder sind und Leute ihr alle hab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ie gewählt 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rst Eger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Nolz nein wir haben die nicht gewählt 50 % nicht und seine rechtsbrüche...... ab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nn andere nur ansatzweise so agieren würden .....zum kotz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Nol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rst Egerer aber 50% haben sie gewählt und genau die regen sich jetzt am meisten auf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nn sie nichts gemacht hätten und wir genauso viele tote wie in anderen ländern hät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n würden die leute sie genauso in der luft zerreißen.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kis Vlassakaki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, Fotos simd vom 24. Februa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Nol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kis Vlassakakis so in etwa hab ich es mir gedac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rst Eger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Nolz die haben auch kein Recht sich aufzuregen! Stimm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rst Eger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setze gelten ja auch nicht für kurz und seine Drogen Freunde die dürfen alles. Eigentlich sollt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 sie wegen Verrat anklag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a Burgsta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as den irgendwer von wann de Aufnahme is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arad jo logisch das ma des erst amoi dafrogt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Grei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in erster Gedanke! Danke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kis Vlassakaki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a, 24. Februar 202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bernhard.adami/posts/301291790539786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18:3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nhard Adami - Einfach Krank !! Abstand &amp; Maskenpflicht gilt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a Burgsta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kis Vlassakakis Danke, des erklärt viel..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fred Ax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 Bastarde gehören sowieso vertrieben . Da Trump soll Alcatraz aufsperren kann die alle habe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rbert Gütl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fred Axmann bist auch ein Narrisch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fred Axman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orbert Gütlinger nein ist meine Meinun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rbert Gütl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fred Axman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ébastien Ouvrar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ld ist von 2019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Bachmai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ider weiß man nicht, wann das aufgenommen wurde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kis Vlassakaki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, doch, weiß man: 24. Februa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Bachmai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kis Vlassakakis ok, danke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s die alles mit uns machen, Frechhe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bernhard.adami/posts/301291790539786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18:3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nhard Adami - Einfach Krank !! Abstand &amp; Maskenpflicht gilt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kis Vlassakaki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Bachmaier , Sie meinen hoffentlich Oe24 und den Fellner, die uns anlüg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Bachmai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kis Vlassakakis die Regierung und die Polizei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kis Vlassakaki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, Sie wurden gerade vom Fellner belogen. Dem trauen Sie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kis Vlassakaki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jetan Perwe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Foto wurde im Februar aufgenommen, hier gab es noch keine Maskenpflicht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Pfle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hnen die alle in einem gemeinsamen Haushalt...??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sa Re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gt mal, hat man euch allen hier ins Hirn geschi**en? Das Foto ist, wie schon mehrmals erwähn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urde, vom 24.2! Da gab es weder eine Maskenpflicht noch ein Gebot zum Abstand halten. Las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uch doch nicht so leicht manipulieren und in die Irre führen... ist ja schreckli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inald Schelesni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il sie uns verarsch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lfried Sonnleith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"Bloß so" Foto ist vom 24. Februar 2020!!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M. Schallabö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infach krank, wenn Herr Adami Fotos vom 25. Februar teilt und so tut als stammten diese vom Mai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 Pressefotograf Fohringer machte die Bilder als von Maskenpflicht nicht einmal ansatzweise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de wa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bernhard.adami/posts/301291790539786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18:3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nhard Adami - Einfach Krank !! Abstand &amp; Maskenpflicht gilt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 Sie, Herr Adami, dazu kommen solche Fake-News zu verbreiten, wird wohl an der Qualität Ihr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ormationsquellen lieg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.msn.com/01/de-at/BB10jGsA?ocid=s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onavirus: Neue Infektionen in Sü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rier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org Saur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 lange wollen die uns noch verarschen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iuseppe Reja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bernhard.adami/posts/301291790539786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8" table:formula="of:=COUNTIF([.C$1:.C$1048576];&quot;X&quot;)" office:value-type="float" office:value="16" calcext:value-type="float">
            <text:p>16</text:p>
          </table:table-cell>
          <table:table-cell table:style-name="ce8" table:formula="of:=COUNTIF([.D$1:.D$1048576];&quot;X&quot;)" office:value-type="float" office:value="16" calcext:value-type="float">
            <text:p>16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8" table:formula="of:=COUNTIF([.F$1:.F$1048576];&quot;X&quot;)" office:value-type="float" office:value="9" calcext:value-type="float">
            <text:p>9</text:p>
          </table:table-cell>
          <table:table-cell table:formula="of:=COUNTIF([.G$1:.G$1048576];&quot;X&quot;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5" table:style-name="ce9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8" table:number-columns-repeated="2"/>
          <table:table-cell/>
          <table:table-cell table:style-name="ce8"/>
          <table:table-cell table:formula="of:=SUM(;[.C620];[.D620];[.F620])" office:value-type="float" office:value="41" calcext:value-type="float">
            <text:p>41</text:p>
          </table:table-cell>
        </table:table-row>
        <table:table-row table:style-name="ro1">
          <table:table-cell table:number-columns-repeated="2"/>
          <table:table-cell table:style-name="ce8" table:number-columns-repeated="2"/>
          <table:table-cell/>
          <table:table-cell table:style-name="ce8"/>
          <table:table-cell table:style-name="ce9" office:value-type="string" calcext:value-type="string">
            <text:p>Gesamt</text:p>
          </table:table-cell>
        </table:table-row>
        <table:table-row table:style-name="ro1" table:number-rows-repeated="104795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.00.0000</text:date>, <text:time style:data-style-name="N2" text:time-value="05:49:37.315034289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7T06:06:06.936078731</dc:date>
    <meta:editing-duration>PT7M48S</meta:editing-duration>
    <meta:editing-cycles>3</meta:editing-cycles>
    <meta:document-statistic meta:table-count="1" meta:cell-count="403" meta:object-count="0"/>
  </office:meta>
</office:document-meta>
</file>